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table table:name="BioEntity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ioEntity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re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ary_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mmon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ffect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th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ther</text:p>
          </table:table-cell>
          <table:table-cell table:number-columns-repeated="1023"/>
        </table:table-row>
      </table:table>
      <table:table table:name="BioSampl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ioSample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re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_entity_f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ary_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mmon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-none-</text:p>
          </table:table-cell>
          <table:table-cell table:number-columns-repeated="1023"/>
        </table:table-row>
      </table:table>
      <table:table table:name="TestSample" table:style-name="ta1">
        <table:table-column table:style-name="co1" table:number-columns-repeated="1024" table:default-cell-style-name="Default"/>
        <table:table-row table:style-name="ro3">
          <table:table-cell table:style-name="ce3" office:value-type="string" calcext:value-type="string">
            <text:p>TestSample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re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o_sample_f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ary_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mmon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xtraction_type</text:p>
          </table:table-cell>
          <table:table-cell table:number-columns-repeated="1023"/>
        </table:table-row>
      </table:table>
      <table:table table:name="NGSLibrary" table:style-name="ta1">
        <table:table-column table:style-name="co1" table:number-columns-repeated="1024" table:default-cell-style-name="Default"/>
        <table:table-row table:style-name="ro3">
          <table:table-cell table:style-name="ce3" office:value-type="string" calcext:value-type="string">
            <text:p>NGSLibrary</text:p>
          </table:table-cell>
          <table:table-cell table:style-name="ce3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re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st_sample_f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ondary_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ommon Inf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ibrary_ki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t_vers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Holtgrewe</meta:initial-creator>
    <meta:creation-date>2016-12-21T15:36:52.978420176</meta:creation-date>
    <meta:generator>LibreOffice/4.2.8.2$Linux_X86_64 LibreOffice_project/420m0$Build-2</meta:generator>
    <dc:date>2016-12-21T15:46:12.566643961</dc:date>
    <dc:creator>Manuel Holtgrewe</dc:creator>
    <meta:editing-duration>PT6M53S</meta:editing-duration>
    <meta:editing-cycles>11</meta:editing-cycles>
    <meta:document-statistic meta:table-count="4" meta:cell-count="32" meta:object-count="0"/>
  </office:meta>
</office:document-meta>
</file>